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NanumMyeongjo" svg:font-family="NanumMyeongj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NanumMyeongjo" officeooo:rsid="0015a08f" officeooo:paragraph-rsid="0015a08f" style:font-name-complex="NanumMyeongjo"/>
    </style:style>
    <style:style style:name="P2" style:family="paragraph" style:parent-style-name="Standard">
      <style:text-properties style:font-name="NanumMyeongjo" officeooo:rsid="0015ad48" officeooo:paragraph-rsid="0015ad48" style:font-name-complex="NanumMyeongjo"/>
    </style:style>
    <style:style style:name="P3" style:family="paragraph" style:parent-style-name="Standard" style:list-style-name="L1">
      <style:text-properties style:font-name="NanumMyeongjo" officeooo:rsid="0015ad48" officeooo:paragraph-rsid="0015ad48" style:font-name-complex="NanumMyeongjo"/>
    </style:style>
    <style:style style:name="P4" style:family="paragraph" style:parent-style-name="Standard">
      <style:text-properties style:font-name="NanumMyeongjo" officeooo:rsid="00178cc0" officeooo:paragraph-rsid="00178cc0" style:font-name-complex="NanumMyeongjo"/>
    </style:style>
    <style:style style:name="P5" style:family="paragraph" style:parent-style-name="Standard" style:list-style-name="L1">
      <style:text-properties style:font-name="NanumMyeongjo" officeooo:paragraph-rsid="0015a08f" style:font-name-complex="NanumMyeongjo"/>
    </style:style>
    <style:style style:name="P6" style:family="paragraph" style:parent-style-name="Standard" style:list-style-name="L1">
      <style:text-properties officeooo:rsid="0015ad48" officeooo:paragraph-rsid="0015ad48"/>
    </style:style>
    <style:style style:name="P7" style:family="paragraph" style:parent-style-name="Standard">
      <style:paragraph-properties fo:padding="0.074cm" fo:border-left="none" fo:border-right="none" fo:border-top="none" fo:border-bottom="0.06pt solid #000000" style:join-border="false"/>
      <style:text-properties style:font-name="NanumMyeongjo" officeooo:rsid="0015ad48" officeooo:paragraph-rsid="0015ad48" style:font-name-complex="NanumMyeongjo"/>
    </style:style>
    <style:style style:name="T1" style:family="text">
      <style:text-properties officeooo:rsid="0015a08f"/>
    </style:style>
    <style:style style:name="T2" style:family="text">
      <style:text-properties style:font-name="NanumMyeongjo" style:font-name-complex="NanumMyeongjo"/>
    </style:style>
    <style:style style:name="T3" style:family="text">
      <style:text-properties style:font-name="NanumMyeongjo" officeooo:rsid="0015a08f" style:font-name-complex="NanumMyeongjo"/>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tford Van DYKE</text:p>
      <text:p text:style-name="P1"/>
      <text:p text:style-name="P1">Silent Weapons for Quiet <text:s/>Wars</text:p>
      <text:p text:style-name="P1"/>
      <text:p text:style-name="P1">notes מקסים צבא לוי</text:p>
      <text:p text:style-name="P1"/>
      <text:list xml:id="list5371036227218889936" text:style-name="L1">
        <text:list-item>
          <text:p text:style-name="P5"><text:span text:style-name="T1">All science is merely a means to an end. The means is knowledge. The end is control. Beyond this remains one issue: Who will be the beneficiary?</text:span></text:p>
        </text:list-item>
        <text:list-item>
          <text:p text:style-name="P3"><text:span text:style-name="T1">T</text:span>he problem with stabilizing the economic system is that there is too much demand on account of (1) too much greed (2) too much population. This creates excessive economic inductance which can only be balanced with economic capacitance (true resources or value – e.g., in goods or services).</text:p>
        </text:list-item>
      </text:list>
      <text:p text:style-name="P2">Experience has prevent that the simplest method of securing a silent weapon and gaining control of the public is to keep the public undisciplined and ignorant of the basic system principles on the one hand, while keeping them confused, disorganized, a nd distracted with matters of no real importance on the other hand.</text:p>
      <text:p text:style-name="P2"/>
      <text:p text:style-name="P2">This is achieved by:</text:p>
      <text:p text:style-name="P2">(1) disengaging their minds; sabotaging their mental activities; providing a low-quality program of public education in mathematics, logic, systems design and economics; and discouraging technical creativity.</text:p>
      <text:p text:style-name="P2">(2) engaging their emotions, increasing their self-indulgence and their indulgence in emotional and physical activities, by:</text:p>
      <text:p text:style-name="P2"/>
      <text:p text:style-name="P2">(a) unrelenting emotional affrontations and attacks (mental and emotional rape) by way of constant barrage of sex, violence, and wars in the media - especially the T.V. and the newspapers.</text:p>
      <text:p text:style-name="P2">(b) giving them what they desire - in excess - "junk food for thought" - and depriving them of what they really need.</text:p>
      <text:p text:style-name="P2">(3) rewriting history and law and subjecting the public to the deviant creation, thus being able to shift their thinking from personal needs to highly fabricated outside priorities.</text:p>
      <text:p text:style-name="P2"/>
      <text:p text:style-name="P2">These preclude their interest in and discovery of the silent weapons of social automation technology.</text:p>
      <text:p text:style-name="P2"/>
      <text:p text:style-name="P2">The general rule is that there is a profit in confusion; the more confusion, the more profit. Therefore, the best approach is to create problems and then offer solutions.</text:p>
      <text:p text:style-name="P2"/>
      <text:p text:style-name="P2"/>
      <text:p text:style-name="P7"/>
      <text:p text:style-name="P1"/>
      <text:p text:style-name="P1"/>
      <text:p text:style-name="P2">DIVERSION SUMMARY</text:p>
      <text:p text:style-name="P2"/>
      <text:p text:style-name="P2"/>
      <text:p text:style-name="P2">Media: Keep the adult public attention diverted away from the real social issues, and captivated by matters of no real importance.</text:p>
      <text:p text:style-name="P2"/>
      <text:p text:style-name="P2">Schools: Keep the young public ignorant of real mathematics, real economics, real law, and real history.</text:p>
      <text:p text:style-name="P2"/>
      <text:p text:style-name="P2">Entertainment: Keep the public entertainment below a sixth-grade level.</text:p>
      <text:p text:style-name="P2"><text:soft-page-break/></text:p>
      <text:p text:style-name="P2">Work: Keep the public busy, busy, busy, with no time to think; back on the farm with the other animals.</text:p>
      <text:p text:style-name="P2"/>
      <text:p text:style-name="P2">* * * </text:p>
      <text:p text:style-name="P2">CONSENT, THE PRIMARY VICTORY</text:p>
      <text:p text:style-name="P2"/>
      <text:p text:style-name="P2"/>
      <text:p text:style-name="P2"><text:s/></text:p>
      <text:p text:style-name="P2"/>
      <text:p text:style-name="P2">A silent weapon system operates upon data obtained from a docile public by legal (but not always lawful) force. Much information is made available to silent weapon systems programmers through the Internal Revenue Service. (See Studies in the Struct ure of the American Economy for an I.R.S. source list.)</text:p>
      <text:p text:style-name="P2"/>
      <text:p text:style-name="P2"><text:s/></text:p>
      <text:p text:style-name="P2"/>
      <text:p text:style-name="P2">This information consists of the enforced delivery of well-organized data contained in federal and state tax forms, collected, assembled, and submitted by slave labor provided by taxpayers and employers.</text:p>
      <text:p text:style-name="P2"/>
      <text:p text:style-name="P2"><text:s/></text:p>
      <text:p text:style-name="P2"/>
      <text:p text:style-name="P2">Furthermore, the number of such forms submitted to the I.R.S. is a useful indicator of public consent, an important factor in strategic decision making. Other data sources are given in the Short List of Inputs.</text:p>
      <text:p text:style-name="P2"/>
      <text:p text:style-name="P2"><text:s/></text:p>
      <text:p text:style-name="P2"/>
      <text:p text:style-name="P2">Consent Coefficients - numerical feedback indicating victory status. Psychological basis: When the government is able to collect tax and seize private property without just compensation, it is an indication that the public is ripe for surrender and is consenting to enslavement and legal encroachment. A good and easily quantified indicator of harvest time is the number of public citizens who pay income tax despite an obvious lack of reciprocal or honest service from the government.</text:p>
      <text:p text:style-name="P2"/>
      <text:p text:style-name="P2"/>
      <text:p text:style-name="P2">* * * </text:p>
      <text:p text:style-name="P4">AMPLIFICATION ENERGY SOURCES</text:p>
      <text:p text:style-name="P4"/>
      <text:p text:style-name="P4"><text:s/></text:p>
      <text:p text:style-name="P4"/>
      <text:p text:style-name="P4"><text:s/></text:p>
      <text:p text:style-name="P4"/>
      <text:p text:style-name="P4"><text:s/></text:p>
      <text:p text:style-name="P4"/>
      <text:p text:style-name="P4">The next step in the process of designing an economic amplifier is discovering the energy sources. The energy sources which support any primitive economic system are, of course, a supply of raw materials, and the consent of the people to labor and con sequently assume a certain rank, position, level, or class in the social structure, i.e., to provide labor at various levels in the pecking order.</text:p>
      <text:p text:style-name="P4"/>
      <text:p text:style-name="P4"><text:soft-page-break/><text:s/></text:p>
      <text:p text:style-name="P4"/>
      <text:p text:style-name="P4">Each class, in guaranteeing its own level of income, controls the class immediately below it, hence preserves the class structure. This provides stability and security, but also government from the top.</text:p>
      <text:p text:style-name="P4"/>
      <text:p text:style-name="P4"><text:s/></text:p>
      <text:p text:style-name="P4"/>
      <text:p text:style-name="P4">As time goes on and communication and education improve, the lower-class elements of the social labor structure become knowledgeable and envious of the good things that the upper-class members have. They also begin to attain a knowledge of energy s ystems and the ability to enforce their rise through the class structure.</text:p>
      <text:p text:style-name="P4"/>
      <text:p text:style-name="P4"><text:s/></text:p>
      <text:p text:style-name="P4"/>
      <text:p text:style-name="P4">This threatens the sovereignty of the elite.</text:p>
      <text:p text:style-name="P4"/>
      <text:p text:style-name="P4"><text:s/></text:p>
      <text:p text:style-name="P4"/>
      <text:p text:style-name="P4">If this rise of the lower classes can be postponed long enough, the elite can achieve energy dominance, and labor by consent no longer will hold a position of an essential energy source.</text:p>
      <text:p text:style-name="P4"/>
      <text:p text:style-name="P4"><text:s/></text:p>
      <text:p text:style-name="P4"/>
      <text:p text:style-name="P4">Until such energy dominance is absolutely established, the consent of people to labor and let others handle their affairs must be taken into consideration, since failure to do so could cause the people to interfere in the final transfer of energy s ources to the control of the elite.</text:p>
      <text:p text:style-name="P4"/>
      <text:p text:style-name="P4"><text:s/></text:p>
      <text:p text:style-name="P4"/>
      <text:p text:style-name="P4">It is essential to recognize that at this time, public consent is still an essential key to the release of energy in the process of economic amplification.</text:p>
      <text:p text:style-name="P4"/>
      <text:p text:style-name="P4">* * * </text:p>
      <text:p text:style-name="P4">THE POLITICAL STRUCTURE OF A NATION - DEPENDENCY</text:p>
      <text:p text:style-name="P4"/>
      <text:p text:style-name="P4"/>
      <text:p text:style-name="P4"><text:s/></text:p>
      <text:p text:style-name="P4"/>
      <text:p text:style-name="P4">The primary reason why the individual citizens of a country create a political structure is a subconscious wish or desire to perpetuate their own dependency relationship of childhood. Simply put, they want a human god to eliminate all risk from their life, pat them on the head, kiss their bruises, put a chicken on every dinner table, clothe their bodies, tuck them into bed at night, and tell them that everything will be alright when they wake up in the morning.</text:p>
      <text:p text:style-name="P4"/>
      <text:p text:style-name="P4"><text:s/></text:p>
      <text:p text:style-name="P4"/>
      <text:p text:style-name="P4">This public demand is incredible, so the human god, the politician, meets incredibility with incredibility by promising the world and delivering nothing. So who is the bigger liar? the <text:soft-page-break/>public? or the "godfather"?</text:p>
      <text:p text:style-name="P4"/>
      <text:p text:style-name="P4"><text:s/></text:p>
      <text:p text:style-name="P4"/>
      <text:p text:style-name="P4">This public behavior is surrender born of fear, laziness, and expediency. It is the basis of the welfare state as a strategic weapon, useful against a disgusting public.</text:p>
      <text:p text:style-name="P4"/>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NanumMyeongjo" svg:font-family="NanumMyeongj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4T00:47:15.436067104</meta:creation-date>
    <dc:date>2014-10-14T01:07:44.319026806</dc:date>
    <meta:editing-duration>PT16M43S</meta:editing-duration>
    <meta:editing-cycles>3</meta:editing-cycles>
    <meta:generator>LibreOffice/4.2.6.3$Linux_X86_64 LibreOffice_project/420m0$Build-3</meta:generator>
    <meta:document-statistic meta:table-count="0" meta:image-count="0" meta:object-count="0" meta:page-count="4" meta:paragraph-count="56" meta:word-count="1000" meta:character-count="6134" meta:non-whitespace-character-count="5153"/>
  </office:meta>
</office:document-meta>
</file>